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215864.84666545" calcext:value-type="float">
            <text:p><text:s/>1,215,865 <text:s/></text:p>
          </table:table-cell>
          <table:table-cell table:style-name="ce41" office:value-type="float" office:value="70241.0827278995" calcext:value-type="float">
            <text:p><text:s/>70,241 <text:s/></text:p>
          </table:table-cell>
          <table:table-cell table:style-name="ce41" office:value-type="float" office:value="1145623.76393755" calcext:value-type="float">
            <text:p><text:s/>1,145,624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6864932.46222222" calcext:value-type="float">
            <text:p><text:s/>6,864,932 <text:s/></text:p>
          </table:table-cell>
          <table:table-cell table:style-name="ce42" office:value-type="float" office:value="2129643.12" calcext:value-type="float">
            <text:p><text:s/>2,129,643 <text:s/></text:p>
          </table:table-cell>
          <table:table-cell table:style-name="ce42" office:value-type="float" office:value="4724690.56444444" calcext:value-type="float">
            <text:p><text:s/>4,724,69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98.7777777778" calcext:value-type="float">
            <text:p><text:s/>10,5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210.55555555556" calcext:value-type="float">
            <text:p><text:s/>6,21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6210.55555555556" calcext:value-type="float">
            <text:p><text:s/>6,2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603127.465709895" calcext:value-type="float">
            <text:p><text:s/>603,127 <text:s/></text:p>
          </table:table-cell>
          <table:table-cell table:style-name="ce42" office:value-type="float" office:value="264055.459394566" calcext:value-type="float">
            <text:p><text:s/>264,055 <text:s/></text:p>
          </table:table-cell>
          <table:table-cell table:style-name="ce42" office:value-type="float" office:value="334927.415048662" calcext:value-type="float">
            <text:p><text:s/>334,9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44.59126666666" calcext:value-type="float">
            <text:p><text:s/>4,1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471459.28762222" calcext:value-type="float">
            <text:p><text:s/>7,471,459 <text:s/></text:p>
          </table:table-cell>
          <table:table-cell table:style-name="ce43" office:value-type="float" office:value="1935828.74333333" calcext:value-type="float">
            <text:p><text:s/>1,935,829 <text:s/></text:p>
          </table:table-cell>
          <table:table-cell table:style-name="ce43" office:value-type="float" office:value="5535386.91333333" calcext:value-type="float">
            <text:p><text:s/>5,535,38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43.630955555564" calcext:value-type="float">
            <text:p><text:s/>244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85.3999999999913" calcext:value-type="float">
            <text:p><text:s/>-8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809013.72103356" calcext:value-type="float">
            <text:p><text:s/>6,809,014 <text:s/></text:p>
          </table:table-cell>
          <table:table-cell table:style-name="ce42" office:value-type="float" office:value="1935828.74333333" calcext:value-type="float">
            <text:p><text:s/>1,935,829 <text:s/></text:p>
          </table:table-cell>
          <table:table-cell table:style-name="ce42" office:value-type="float" office:value="3308958.21555556" calcext:value-type="float">
            <text:p><text:s/>3,308,9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26607.75393333" calcext:value-type="float">
            <text:p><text:s/>1,226,60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948949.07666667" calcext:value-type="float">
            <text:p><text:s/>1,948,949 <text:s/></text:p>
          </table:table-cell>
          <table:table-cell table:style-name="ce42" office:value-type="float" office:value="1935828.74333333" calcext:value-type="float">
            <text:p><text:s/>1,935,82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120.3333333333" calcext:value-type="float">
            <text:p><text:s/>13,12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213487.4206" calcext:value-type="float">
            <text:p><text:s/>1,213,4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213487.4206" calcext:value-type="float">
            <text:p><text:s/>1,213,48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08958.21555556" calcext:value-type="float">
            <text:p><text:s/>3,308,95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08958.21555556" calcext:value-type="float">
            <text:p><text:s/>3,308,95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337619.008211333" calcext:value-type="float">
            <text:p><text:s/>337,61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447337.91323778" calcext:value-type="float">
            <text:p><text:s/>2,447,3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21877.77777778" calcext:value-type="float">
            <text:p><text:s/>1,521,8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447337.91323778" calcext:value-type="float">
            <text:p><text:s/>2,447,33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521877.77777778" calcext:value-type="float">
            <text:p><text:s/>1,521,8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267023.257877111" calcext:value-type="float">
            <text:p><text:s/>267,0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1044.5255555556" calcext:value-type="float">
            <text:p><text:s/>71,04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032.88888888889" calcext:value-type="float">
            <text:p><text:s/>8,0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388.33888888889" calcext:value-type="float">
            <text:p><text:s/>4,38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367.11666666667" calcext:value-type="float">
            <text:p><text:s/>3,36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21.22222222222" calcext:value-type="float">
            <text:p><text:s/>1,0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5367.8088888889" calcext:value-type="float">
            <text:p><text:s/>85,3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677.4088888889" calcext:value-type="float">
            <text:p><text:s/>67,6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11.66666666667" calcext:value-type="float">
            <text:p><text:s/>7,0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177267.110099333" calcext:value-type="float">
            <text:p><text:s/>177,26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25967.986099" calcext:value-type="float">
            <text:p><text:s/>325,96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979.408733333333" calcext:value-type="float">
            <text:p><text:s/>979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516877.63585033" calcext:value-type="float">
            <text:p><text:s/>2,516,87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155384.17222222" calcext:value-type="float">
            <text:p><text:s/>2,155,38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6501.357177778" calcext:value-type="float">
            <text:p><text:s/>286,5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516877.63585033" calcext:value-type="float">
            <text:p><text:s/>2,516,87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155384.17222222" calcext:value-type="float">
            <text:p><text:s/>2,155,384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86501.357177778" calcext:value-type="float">
            <text:p><text:s/>286,501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444649.642517" calcext:value-type="float">
            <text:p><text:s/>2,444,6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88443.66777778" calcext:value-type="float">
            <text:p><text:s/>2,088,4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5991.134955556" calcext:value-type="float">
            <text:p><text:s/>285,99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6884.6666666667" calcext:value-type="float">
            <text:p><text:s/>16,8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884.6666666667" calcext:value-type="float">
            <text:p><text:s/>16,8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938.35" calcext:value-type="float">
            <text:p><text:s/>9,93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999.28333333333" calcext:value-type="float">
            <text:p><text:s/>6,9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11.33333333333" calcext:value-type="float">
            <text:p><text:s/>2,71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3890.67222222222" calcext:value-type="float">
            <text:p><text:s/>3,89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890.67222222222" calcext:value-type="float">
            <text:p><text:s/>3,89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8.7955555555556" calcext:value-type="float">
            <text:p><text:s/>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.7955555555556" calcext:value-type="float">
            <text:p><text:s/>2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4078.69" calcext:value-type="float">
            <text:p><text:s/>94,0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4078.69" calcext:value-type="float">
            <text:p><text:s/>94,0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29105.895555556" calcext:value-type="float">
            <text:p><text:s/>329,10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28636.117777778" calcext:value-type="float">
            <text:p><text:s/>328,6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9.777777777778" calcext:value-type="float">
            <text:p><text:s/>4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77884.3911111111" calcext:value-type="float">
            <text:p><text:s/>77,8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7414.6133333333" calcext:value-type="float">
            <text:p><text:s/>77,4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69.777777777778" calcext:value-type="float">
            <text:p><text:s/>47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7088.9422222222" calcext:value-type="float">
            <text:p>( 37,089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6619.1644444444" calcext:value-type="float">
            <text:p>( 36,619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69.777777777778" calcext:value-type="float">
            <text:p>( 470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40795.4488888889" calcext:value-type="float">
            <text:p>( 40,79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40795.4488888889" calcext:value-type="float">
            <text:p>( 40,79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67341.613333333" calcext:value-type="float">
            <text:p><text:s/>167,34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7341.613333333" calcext:value-type="float">
            <text:p><text:s/>167,34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72414.6788888889" calcext:value-type="float">
            <text:p><text:s/>72,4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2414.6788888889" calcext:value-type="float">
            <text:p><text:s/>72,41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1465.2122222222" calcext:value-type="float">
            <text:p><text:s/>11,465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1465.2122222222" calcext:value-type="float">
            <text:p><text:s/>11,465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171.111111111111" calcext:value-type="float">
            <text:p><text:s/>1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71.111111111111" calcext:value-type="float">
            <text:p><text:s/>17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968.577777777778" calcext:value-type="float">
            <text:p><text:s/>96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68.577777777778" calcext:value-type="float">
            <text:p><text:s/>96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57274.81" calcext:value-type="float">
            <text:p><text:s/>1,657,27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30320.14333333" calcext:value-type="float">
            <text:p><text:s/>1,630,3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954.6666666667" calcext:value-type="float">
            <text:p><text:s/>26,9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28533.55888889" calcext:value-type="float">
            <text:p><text:s/>1,328,5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28533.55888889" calcext:value-type="float">
            <text:p><text:s/>1,328,5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328741.251111111" calcext:value-type="float">
            <text:p><text:s/>328,7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1786.584444444" calcext:value-type="float">
            <text:p><text:s/>301,7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954.6666666667" calcext:value-type="float">
            <text:p><text:s/>26,95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03035.411405889" calcext:value-type="float">
            <text:p><text:s/>303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98.50333333333" calcext:value-type="float">
            <text:p><text:s/>6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6649.801622222" calcext:value-type="float">
            <text:p><text:s/>226,65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299698.744739222" calcext:value-type="float">
            <text:p><text:s/>299,69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398.50333333333" calcext:value-type="float">
            <text:p><text:s/>6,3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3313.134955556" calcext:value-type="float">
            <text:p><text:s/>223,31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336.66666666667" calcext:value-type="float">
            <text:p><text:s/>3,33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336.66666666667" calcext:value-type="float">
            <text:p><text:s/>3,33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2565.6666666667" calcext:value-type="float">
            <text:p><text:s/>22,56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2565.6666666667" calcext:value-type="float">
            <text:p><text:s/>22,5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6202.99555555556" calcext:value-type="float">
            <text:p><text:s/>6,203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238.217777777778" calcext:value-type="float">
            <text:p><text:s/>23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964.77777777778" calcext:value-type="float">
            <text:p><text:s/>5,965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" calcext:value-type="float">
            <text:p><text:s/>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97" calcext:value-type="float">
            <text:p><text:s/>4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97" calcext:value-type="float">
            <text:p><text:s/>49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323.477777777778" calcext:value-type="float">
            <text:p><text:s/>3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.8111111111111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.666666666667" calcext:value-type="float">
            <text:p><text:s/>2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323.477777777778" calcext:value-type="float">
            <text:p><text:s/>3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5.8111111111111" calcext:value-type="float">
            <text:p><text:s/>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.666666666667" calcext:value-type="float">
            <text:p><text:s/>27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22.9055555555556" calcext:value-type="float">
            <text:p><text:s/>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.9055555555556" calcext:value-type="float">
            <text:p><text:s/>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22.9055555555556" calcext:value-type="float">
            <text:p><text:s/>2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.9055555555556" calcext:value-type="float">
            <text:p><text:s/>2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67089.9133333333" calcext:value-type="float">
            <text:p><text:s/>67,0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6673.4911111111" calcext:value-type="float">
            <text:p><text:s/>66,67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2.555555555556" calcext:value-type="float">
            <text:p><text:s/>23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34.4" calcext:value-type="float">
            <text:p><text:s/>13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17.777777777778" calcext:value-type="float">
            <text:p><text:s/>21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17.777777777778" calcext:value-type="float">
            <text:p><text:s/>21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6596.9788888889" calcext:value-type="float">
            <text:p><text:s/>16,5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589.5122222222" calcext:value-type="float">
            <text:p><text:s/>16,59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0140.7566666667" calcext:value-type="float">
            <text:p><text:s/>50,14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0083.9788888889" calcext:value-type="float">
            <text:p><text:s/>50,08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4.7777777777778" calcext:value-type="float">
            <text:p><text:s/>15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791.69666666667" calcext:value-type="float">
            <text:p><text:s/>4,79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8.296666666667" calcext:value-type="float">
            <text:p><text:s/>19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909510.016" calcext:value-type="float">
            <text:p><text:s/>13,909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18100" calcext:value-type="float">
            <text:p><text:s/>118,10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701664.0395556" calcext:value-type="float">
            <text:p><text:s/>20,701,664 <text:s/></text:p>
          </table:table-cell>
          <table:table-cell table:style-name="ce42" office:value-type="float" office:value="18837200" calcext:value-type="float">
            <text:p><text:s/>18,837,2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3335.617333333" calcext:value-type="float">
            <text:p><text:s/>453,3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8539.24872626" calcext:value-type="float">
            <text:p><text:s/>2,088,5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0120.844444445" calcext:value-type="float">
            <text:p><text:s/>570,12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1693.511111111" calcext:value-type="float">
            <text:p><text:s/>321,6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79046.736477956" calcext:value-type="float">
            <text:p><text:s/>-779,047 <text:s/></text:p>
          </table:table-cell>
          <table:table-cell table:style-name="ce42" office:value-type="float" office:value="-1053400" calcext:value-type="float">
            <text:p><text:s/>-1,053,4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56869.812" calcext:value-type="float">
            <text:p><text:s/>-56,870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8618457.1717517" calcext:value-type="float">
            <text:p><text:s/>18,618,457 <text:s/></text:p>
          </table:table-cell>
          <table:table-cell table:style-name="ce43" office:value-type="float" office:value="20008700" calcext:value-type="float">
            <text:p><text:s/>20,008,70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0205.429333333" calcext:value-type="float">
            <text:p><text:s/>510,20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65326.19442735" calcext:value-type="float">
            <text:p><text:s/>2,565,3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204.884" calcext:value-type="float">
            <text:p><text:s/>8,20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-85.3999999999913" calcext:value-type="float">
            <text:p><text:s/>-85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6528.5183333334" calcext:value-type="float">
            <text:p><text:s/>96,529 <text:s/></text:p>
          </table:table-cell>
          <table:table-cell table:style-name="ce42" office:value-type="float" office:value="201819.822353333" calcext:value-type="float">
            <text:p><text:s/>201,820 <text:s/></text:p>
          </table:table-cell>
          <table:table-cell table:style-name="ce42" office:value-type="float" office:value="39270.6675246667" calcext:value-type="float">
            <text:p><text:s/>39,271 <text:s/></text:p>
          </table:table-cell>
          <table:table-cell table:style-name="ce42" office:value-type="float" office:value="21320796.8333333" calcext:value-type="float">
            <text:p><text:s/>21,320,797 <text:s/></text:p>
          </table:table-cell>
          <table:table-cell table:style-name="ce42" office:value-type="float" office:value="20008700" calcext:value-type="float">
            <text:p><text:s/>20,008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20659.5" calcext:value-type="float">
            <text:p><text:s/>20,020,660 <text:s/></text:p>
          </table:table-cell>
          <table:table-cell table:style-name="ce42" office:value-type="float" office:value="20008700" calcext:value-type="float">
            <text:p><text:s/>20,008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0137.33333333" calcext:value-type="float">
            <text:p><text:s/>1,300,1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6528.5183333334" calcext:value-type="float">
            <text:p><text:s/>96,529 <text:s/></text:p>
          </table:table-cell>
          <table:table-cell table:style-name="ce43" office:value-type="float" office:value="201819.822353333" calcext:value-type="float">
            <text:p><text:s/>201,820 <text:s/></text:p>
          </table:table-cell>
          <table:table-cell table:style-name="ce43" office:value-type="float" office:value="39270.6675246667" calcext:value-type="float">
            <text:p><text:s/>39,271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96175.948" calcext:value-type="float">
            <text:p><text:s/>396,176 <text:s/></text:p>
          </table:table-cell>
          <table:table-cell table:style-name="ce42" office:value-type="float" office:value="465383.970426667" calcext:value-type="float">
            <text:p><text:s/>465,384 <text:s/></text:p>
          </table:table-cell>
          <table:table-cell table:style-name="ce42" office:value-type="float" office:value="63900.2170333333" calcext:value-type="float">
            <text:p><text:s/>63,900 <text:s/></text:p>
          </table:table-cell>
          <table:table-cell table:style-name="ce42" office:value-type="float" office:value="22573328.0058706" calcext:value-type="float">
            <text:p><text:s/>22,573,3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848" calcext:value-type="float">
            <text:p><text:s/>1,077,848 <text:s/></text:p>
          </table:table-cell>
          <table:table-cell table:style-name="ce42" office:value-type="float" office:value="654109.402666667" calcext:value-type="float">
            <text:p><text:s/>654,1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96175.948" calcext:value-type="float">
            <text:p><text:s/>396,176 <text:s/></text:p>
          </table:table-cell>
          <table:table-cell table:style-name="ce42" office:value-type="float" office:value="465383.970426667" calcext:value-type="float">
            <text:p><text:s/>465,384 <text:s/></text:p>
          </table:table-cell>
          <table:table-cell table:style-name="ce42" office:value-type="float" office:value="63900.2170333333" calcext:value-type="float">
            <text:p><text:s/>63,900 <text:s/></text:p>
          </table:table-cell>
          <table:table-cell table:style-name="ce42" office:value-type="float" office:value="20586131.3845061" calcext:value-type="float">
            <text:p><text:s/>20,586,1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848" calcext:value-type="float">
            <text:p><text:s/>1,077,848 <text:s/></text:p>
          </table:table-cell>
          <table:table-cell table:style-name="ce42" office:value-type="float" office:value="608272.708857778" calcext:value-type="float">
            <text:p><text:s/>608,27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87196.62136444" calcext:value-type="float">
            <text:p><text:s/>1,987,197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45836.6938088889" calcext:value-type="float">
            <text:p><text:s/>45,8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7794.4047333333" calcext:value-type="float">
            <text:p><text:s/>57,794 <text:s/></text:p>
          </table:table-cell>
          <table:table-cell table:style-name="ce42" office:value-type="float" office:value="130151.438699333" calcext:value-type="float">
            <text:p><text:s/>130,1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60700.75866667" calcext:value-type="float">
            <text:p><text:s/>2,260,7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848" calcext:value-type="float">
            <text:p><text:s/>1,077,848 <text:s/></text:p>
          </table:table-cell>
          <table:table-cell table:style-name="ce42" office:value-type="float" office:value="33497.0253333333" calcext:value-type="float">
            <text:p><text:s/>33,4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7.2" calcext:value-type="float">
            <text:p><text:s/>2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0678.7333333333" calcext:value-type="float">
            <text:p><text:s/>10,6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981.577777778" calcext:value-type="float">
            <text:p><text:s/>162,9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47115.6714" calcext:value-type="float">
            <text:p><text:s/>47,116 <text:s/></text:p>
          </table:table-cell>
          <table:table-cell table:style-name="ce42" office:value-type="float" office:value="130151.438699333" calcext:value-type="float">
            <text:p><text:s/>130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.4666666666667" calcext:value-type="float">
            <text:p><text:s/>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1917.72533333" calcext:value-type="float">
            <text:p><text:s/>2,091,9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848" calcext:value-type="float">
            <text:p><text:s/>1,077,848 <text:s/></text:p>
          </table:table-cell>
          <table:table-cell table:style-name="ce42" office:value-type="float" office:value="33497.0253333333" calcext:value-type="float">
            <text:p><text:s/>33,49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5.56666666667" calcext:value-type="float">
            <text:p><text:s/>5,04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15.222222222222" calcext:value-type="float">
            <text:p><text:s/>515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68702.459333333" calcext:value-type="float">
            <text:p><text:s/>168,702 <text:s/></text:p>
          </table:table-cell>
          <table:table-cell table:style-name="ce44" office:value-type="float" office:value="133412.709374" calcext:value-type="float">
            <text:p><text:s/>133,413 <text:s/></text:p>
          </table:table-cell>
          <table:table-cell table:style-name="ce44" office:value-type="float" office:value="22873.4086583333" calcext:value-type="float">
            <text:p><text:s/>22,873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73235.9656" calcext:value-type="float">
            <text:p><text:s/>73,236 <text:s/></text:p>
          </table:table-cell>
          <table:table-cell table:style-name="ce44" office:value-type="float" office:value="-0.000000000006667" calcext:value-type="float">
            <text:p><text:s/>-0 <text:s/></text:p>
          </table:table-cell>
          <table:table-cell table:style-name="ce44" office:value-type="float" office:value="1756.14085033333" calcext:value-type="float">
            <text:p><text:s/>1,756 <text:s/></text:p>
          </table:table-cell>
          <table:table-cell table:style-name="ce44" office:value-type="float" office:value="15044961.3911949" calcext:value-type="float">
            <text:p><text:s/>15,044,96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22612.92266667" calcext:value-type="float">
            <text:p><text:s/>1,122,61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73235.9656" calcext:value-type="float">
            <text:p><text:s/>73,236 <text:s/></text:p>
          </table:table-cell>
          <table:table-cell table:style-name="ce44" office:value-type="float" office:value="-0.000000000006667" calcext:value-type="float">
            <text:p><text:s/>-0 <text:s/></text:p>
          </table:table-cell>
          <table:table-cell table:style-name="ce44" office:value-type="float" office:value="1756.14085033333" calcext:value-type="float">
            <text:p><text:s/>1,756 <text:s/></text:p>
          </table:table-cell>
          <table:table-cell table:style-name="ce44" office:value-type="float" office:value="11421641.0115556" calcext:value-type="float">
            <text:p><text:s/>11,421,64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22612.92266667" calcext:value-type="float">
            <text:p><text:s/>1,122,6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68458.6989333333" calcext:value-type="float">
            <text:p><text:s/>68,459 <text:s/></text:p>
          </table:table-cell>
          <table:table-cell table:style-name="ce42" office:value-type="float" office:value="-0.000000000006667" calcext:value-type="float">
            <text:p><text:s/>-0 <text:s/></text:p>
          </table:table-cell>
          <table:table-cell table:style-name="ce42" office:value-type="float" office:value="1756.14085033333" calcext:value-type="float">
            <text:p><text:s/>1,756 <text:s/></text:p>
          </table:table-cell>
          <table:table-cell table:style-name="ce42" office:value-type="float" office:value="4151899.13866667" calcext:value-type="float">
            <text:p><text:s/>4,151,8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8915.0053333333" calcext:value-type="float">
            <text:p><text:s/>78,9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1693.4888888889" calcext:value-type="float">
            <text:p><text:s/>61,6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27.733333333333" calcext:value-type="float">
            <text:p><text:s/>2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117.806222222" calcext:value-type="float">
            <text:p><text:s/>424,11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41.817333333333" calcext:value-type="float">
            <text:p><text:s/>9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2047.340888889" calcext:value-type="float">
            <text:p><text:s/>802,0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14.352" calcext:value-type="float">
            <text:p><text:s/>4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762.6906666667" calcext:value-type="float">
            <text:p><text:s/>31,7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0.024" calcext:value-type="float">
            <text:p><text:s/>15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994.9288888889" calcext:value-type="float">
            <text:p><text:s/>11,9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46.74" calcext:value-type="float">
            <text:p><text:s/>1,9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9362.987111111" calcext:value-type="float">
            <text:p><text:s/>399,3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576" calcext:value-type="float">
            <text:p><text:s/>2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50.84888888889" calcext:value-type="float">
            <text:p><text:s/>2,2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42.96" calcext:value-type="float">
            <text:p><text:s/>6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4405.015555556" calcext:value-type="float">
            <text:p><text:s/>144,4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.293333333333" calcext:value-type="float">
            <text:p><text:s/>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8757.793333333" calcext:value-type="float">
            <text:p><text:s/>138,7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5.293333333333" calcext:value-type="float">
            <text:p><text:s/>3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8757.793333333" calcext:value-type="float">
            <text:p>( 138,758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45.293333333333" calcext:value-type="float">
            <text:p>( 3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647.22222222222" calcext:value-type="float">
            <text:p><text:s/>5,647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947.9577777778" calcext:value-type="float">
            <text:p><text:s/>74,94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1.946666666667" calcext:value-type="float">
            <text:p><text:s/>2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714.770666667" calcext:value-type="float">
            <text:p><text:s/>109,7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004" calcext:value-type="float">
            <text:p><text:s/>2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803146.240888889" calcext:value-type="float">
            <text:p><text:s/>803,14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319.41866666667" calcext:value-type="float">
            <text:p><text:s/>2,3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943.935111111" calcext:value-type="float">
            <text:p><text:s/>495,9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17.724" calcext:value-type="float">
            <text:p><text:s/>43,81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43.7977777778" calcext:value-type="float">
            <text:p><text:s/>39,4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95333333333333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6500.137333333" calcext:value-type="float">
            <text:p><text:s/>456,5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3811.7706666667" calcext:value-type="float">
            <text:p><text:s/>43,8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839.6915555556" calcext:value-type="float">
            <text:p>( 26,84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4987.70266666667" calcext:value-type="float">
            <text:p>( 4,98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175740.181333333" calcext:value-type="float">
            <text:p>( 175,740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2502.78133333333" calcext:value-type="float">
            <text:p>( 2,50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8230.9656" calcext:value-type="float">
            <text:p><text:s/>68,231 <text:s/></text:p>
          </table:table-cell>
          <table:table-cell table:style-name="ce42" office:value-type="float" office:value="-0.000000000006667" calcext:value-type="float">
            <text:p><text:s/>-0 <text:s/></text:p>
          </table:table-cell>
          <table:table-cell table:style-name="ce42" office:value-type="float" office:value="1756.14085033333" calcext:value-type="float">
            <text:p><text:s/>1,756 <text:s/></text:p>
          </table:table-cell>
          <table:table-cell table:style-name="ce42" office:value-type="float" office:value="452558.308888889" calcext:value-type="float">
            <text:p><text:s/>452,5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316.48666666667" calcext:value-type="float">
            <text:p><text:s/>6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8230.9656" calcext:value-type="float">
            <text:p><text:s/>68,231 <text:s/></text:p>
          </table:table-cell>
          <table:table-cell table:style-name="ce42" office:value-type="float" office:value="-0.000000000006667" calcext:value-type="float">
            <text:p><text:s/>-0 <text:s/></text:p>
          </table:table-cell>
          <table:table-cell table:style-name="ce42" office:value-type="float" office:value="1756.14085033333" calcext:value-type="float">
            <text:p><text:s/>1,756 <text:s/></text:p>
          </table:table-cell>
          <table:table-cell table:style-name="ce42" office:value-type="float" office:value="413561.030222222" calcext:value-type="float">
            <text:p><text:s/>413,56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378.24133333333" calcext:value-type="float">
            <text:p><text:s/>5,37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997.2786666667" calcext:value-type="float">
            <text:p><text:s/>38,9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8.245333333333" calcext:value-type="float">
            <text:p><text:s/>93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63.644444444444" calcext:value-type="float">
            <text:p>( 364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5937.6604444445" calcext:value-type="float">
            <text:p><text:s/>95,9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12.48266666667" calcext:value-type="float">
            <text:p><text:s/>3,612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9831.0635555556" calcext:value-type="float">
            <text:p><text:s/>19,83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39.308" calcext:value-type="float">
            <text:p><text:s/>1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126.7844444444" calcext:value-type="float">
            <text:p><text:s/>56,12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42.07333333333" calcext:value-type="float">
            <text:p><text:s/>2,5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19.2324444444" calcext:value-type="float">
            <text:p><text:s/>28,3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6.821333333333" calcext:value-type="float">
            <text:p><text:s/>9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208.6328888889" calcext:value-type="float">
            <text:p><text:s/>35,2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443.9773333333" calcext:value-type="float">
            <text:p><text:s/>14,4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7.66666666667" calcext:value-type="float">
            <text:p><text:s/>2,3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211.777777778" calcext:value-type="float">
            <text:p><text:s/>100,2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30738.63333333" calcext:value-type="float">
            <text:p><text:s/>4,330,73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6124.5444444444" calcext:value-type="float">
            <text:p><text:s/>56,1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2184.84444444" calcext:value-type="float">
            <text:p><text:s/>4,032,1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2057.1555555556" calcext:value-type="float">
            <text:p><text:s/>42,0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372.088888889" calcext:value-type="float">
            <text:p><text:s/>200,37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5637.066666667" calcext:value-type="float">
            <text:p><text:s/>935,6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34.13333333333" calcext:value-type="float">
            <text:p><text:s/>8,43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927202.933333333" calcext:value-type="float">
            <text:p><text:s/>927,20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83.866666666667" calcext:value-type="float">
            <text:p><text:s/>18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9775.415555556" calcext:value-type="float">
            <text:p><text:s/>959,7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7.16" calcext:value-type="float">
            <text:p><text:s/>10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34.4" calcext:value-type="float">
            <text:p><text:s/>13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63.1546666667" calcext:value-type="float">
            <text:p><text:s/>87,96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3.588" calcext:value-type="float">
            <text:p><text:s/>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80.7" calcext:value-type="float">
            <text:p><text:s/>11,38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322.6888888889" calcext:value-type="float">
            <text:p><text:s/>30,32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492.8888888889" calcext:value-type="float">
            <text:p><text:s/>16,49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357.3777777778" calcext:value-type="float">
            <text:p><text:s/>14,3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7.46666666666667" calcext:value-type="float">
            <text:p><text:s/>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20748.572" calcext:value-type="float">
            <text:p><text:s/>720,7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572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2" calcext:value-type="float">
            <text:p><text:s/>42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78510.0333333333" calcext:value-type="float">
            <text:p><text:s/>78,51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593.4" calcext:value-type="float">
            <text:p><text:s/>4,593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043590.75733333" calcext:value-type="float">
            <text:p><text:s/>1,043,59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043590.75733333" calcext:value-type="float">
            <text:p><text:s/>1,043,59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23320.37963936" calcext:value-type="float">
            <text:p><text:s/>3,623,3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23320.37963936" calcext:value-type="float">
            <text:p><text:s/>3,623,3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316071.33333333" calcext:value-type="float">
            <text:p>( 2,316,071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0303.776" calcext:value-type="float">
            <text:p><text:s/>5,240,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0303.776" calcext:value-type="float">
            <text:p><text:s/>5,240,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54402.133333333" calcext:value-type="float">
            <text:p><text:s/>754,4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85981.3333333333" calcext:value-type="float">
            <text:p><text:s/>85,9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21693.511111111" calcext:value-type="float">
            <text:p><text:s/>321,69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16.4472" calcext:value-type="float">
            <text:p><text:s/>-116 <text:s/></text:p>
          </table:table-cell>
          <table:table-cell table:style-name="ce42" office:value-type="float" office:value="1549.93333333333" calcext:value-type="float">
            <text:p><text:s/>1,550 <text:s/></text:p>
          </table:table-cell>
          <table:table-cell table:style-name="ce42" office:value-type="float" office:value="269396.573333333" calcext:value-type="float">
            <text:p><text:s/>269,397 <text:s/></text:p>
          </table:table-cell>
          <table:table-cell table:style-name="ce42" office:value-type="float" office:value="37299.8031111111" calcext:value-type="float">
            <text:p><text:s/>37,3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45" calcext:value-type="float">
            <text:p><text:s/>4,645 <text:s/></text:p>
          </table:table-cell>
          <table:table-cell table:style-name="ce42" office:value-type="float" office:value="23164.4004395119" calcext:value-type="float">
            <text:p><text:s/>23,164 <text:s/></text:p>
          </table:table-cell>
          <table:table-cell table:style-name="ce42" office:value-type="float" office:value="89795.5995604881" calcext:value-type="float">
            <text:p><text:s/>89,796 <text:s/></text:p>
          </table:table-cell>
          <table:table-cell table:style-name="ce42" office:value-type="float" office:value="-3108.16666666667" calcext:value-type="float">
            <text:p><text:s/>-3,10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16.4472" calcext:value-type="float">
            <text:p><text:s/>116 <text:s/></text:p>
          </table:table-cell>
          <table:table-cell table:style-name="ce43" office:value-type="float" office:value="-1549.93333333333" calcext:value-type="float">
            <text:p><text:s/>-1,550 <text:s/></text:p>
          </table:table-cell>
          <table:table-cell table:style-name="ce43" office:value-type="float" office:value="485005.56" calcext:value-type="float">
            <text:p><text:s/>485,006 <text:s/></text:p>
          </table:table-cell>
          <table:table-cell table:style-name="ce43" office:value-type="float" office:value="-37299.8031111111" calcext:value-type="float">
            <text:p><text:s/>-37,300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645" calcext:value-type="float">
            <text:p><text:s/>-4,645 <text:s/></text:p>
          </table:table-cell>
          <table:table-cell table:style-name="ce43" office:value-type="float" office:value="-23164.4004395119" calcext:value-type="float">
            <text:p><text:s/>-23,164 <text:s/></text:p>
          </table:table-cell>
          <table:table-cell table:style-name="ce43" office:value-type="float" office:value="-497470.444004933" calcext:value-type="float">
            <text:p><text:s/>-497,470 <text:s/></text:p>
          </table:table-cell>
          <table:table-cell table:style-name="ce43" office:value-type="float" office:value="3108.16666666667" calcext:value-type="float">
            <text:p><text:s/>3,1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1920.56" calcext:value-type="float">
            <text:p><text:s/>1,101,921 <text:s/></text:p>
          </table:table-cell>
          <table:table-cell table:style-name="ce42" office:value-type="float" office:value="126886.933333333" calcext:value-type="float">
            <text:p><text:s/>126,8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9.16666666667" calcext:value-type="float">
            <text:p><text:s/>1,099 <text:s/></text:p>
          </table:table-cell>
          <table:table-cell table:style-name="ce42" office:value-type="float" office:value="7631.35814067318" calcext:value-type="float">
            <text:p><text:s/>7,631 <text:s/></text:p>
          </table:table-cell>
          <table:table-cell table:style-name="ce42" office:value-type="float" office:value="34904.6418593268" calcext:value-type="float">
            <text:p><text:s/>34,905 <text:s/></text:p>
          </table:table-cell>
          <table:table-cell table:style-name="ce42" office:value-type="float" office:value="331.5" calcext:value-type="float">
            <text:p><text:s/>33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59.5" calcext:value-type="float">
            <text:p><text:s/>11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959.5" calcext:value-type="float">
            <text:p><text:s/>11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11.5111111111" calcext:value-type="float">
            <text:p><text:s/>16,012 <text:s/></text:p>
          </table:table-cell>
          <table:table-cell table:style-name="ce42" office:value-type="float" office:value="2933329.53333333" calcext:value-type="float">
            <text:p><text:s/>2,933,330 <text:s/></text:p>
          </table:table-cell>
          <table:table-cell table:style-name="ce42" office:value-type="float" office:value="2579340.60311111" calcext:value-type="float">
            <text:p><text:s/>2,579,34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34.1666666667" calcext:value-type="float">
            <text:p><text:s/>25,534 <text:s/></text:p>
          </table:table-cell>
          <table:table-cell table:style-name="ce42" office:value-type="float" office:value="157222.73182463" calcext:value-type="float">
            <text:p><text:s/>157,223 <text:s/></text:p>
          </table:table-cell>
          <table:table-cell table:style-name="ce42" office:value-type="float" office:value="646667.934842037" calcext:value-type="float">
            <text:p><text:s/>646,668 <text:s/></text:p>
          </table:table-cell>
          <table:table-cell table:style-name="ce42" office:value-type="float" office:value="91970.9444444444" calcext:value-type="float">
            <text:p><text:s/>91,9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11.5111111111" calcext:value-type="float">
            <text:p><text:s/>16,012 <text:s/></text:p>
          </table:table-cell>
          <table:table-cell table:style-name="ce42" office:value-type="float" office:value="2933329.53333333" calcext:value-type="float">
            <text:p><text:s/>2,933,330 <text:s/></text:p>
          </table:table-cell>
          <table:table-cell table:style-name="ce42" office:value-type="float" office:value="666661.393777778" calcext:value-type="float">
            <text:p><text:s/>666,6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34.1666666667" calcext:value-type="float">
            <text:p><text:s/>25,534 <text:s/></text:p>
          </table:table-cell>
          <table:table-cell table:style-name="ce42" office:value-type="float" office:value="157222.73182463" calcext:value-type="float">
            <text:p><text:s/>157,223 <text:s/></text:p>
          </table:table-cell>
          <table:table-cell table:style-name="ce42" office:value-type="float" office:value="646667.934842037" calcext:value-type="float">
            <text:p><text:s/>646,668 <text:s/></text:p>
          </table:table-cell>
          <table:table-cell table:style-name="ce42" office:value-type="float" office:value="91970.9444444444" calcext:value-type="float">
            <text:p><text:s/>91,97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912679.20933333" calcext:value-type="float">
            <text:p><text:s/>1,912,67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2.07777777778" calcext:value-type="float">
            <text:p><text:s/>2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237.2" calcext:value-type="float">
            <text:p><text:s/>11,23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55555555556" calcext:value-type="float">
            <text:p><text:s/>20 <text:s/></text:p>
          </table:table-cell>
          <table:table-cell table:style-name="ce42" office:value-type="float" office:value="220.055555555556" calcext:value-type="float">
            <text:p><text:s/>22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.7333333333333" calcext:value-type="float">
            <text:p><text:s/>2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.1333333333333" calcext:value-type="float">
            <text:p><text:s/>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6" calcext:value-type="float">
            <text:p><text:s/>1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3333333333333" calcext:value-type="float">
            <text:p><text:s/>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02.07777777778" calcext:value-type="float">
            <text:p><text:s/>2,5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943.6" calcext:value-type="float">
            <text:p><text:s/>5,94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5555555555556" calcext:value-type="float">
            <text:p><text:s/>20 <text:s/></text:p>
          </table:table-cell>
          <table:table-cell table:style-name="ce42" office:value-type="float" office:value="75.5555555555556" calcext:value-type="float">
            <text:p><text:s/>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7.06666666667" calcext:value-type="float">
            <text:p><text:s/>5,0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75.933333333333" calcext:value-type="float">
            <text:p><text:s/>17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16.4472" calcext:value-type="float">
            <text:p><text:s/>1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16414.53333333" calcext:value-type="float">
            <text:p><text:s/>2,316,415 <text:s/></text:p>
          </table:table-cell>
          <table:table-cell table:style-name="ce44" office:value-type="float" office:value="2403916.66666667" calcext:value-type="float">
            <text:p><text:s/>2,403,91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790" calcext:value-type="float">
            <text:p><text:s/>19,790 <text:s/></text:p>
          </table:table-cell>
          <table:table-cell table:style-name="ce44" office:value-type="float" office:value="126426.973244444" calcext:value-type="float">
            <text:p><text:s/>126,427 <text:s/></text:p>
          </table:table-cell>
          <table:table-cell table:style-name="ce44" office:value-type="float" office:value="114273.293422222" calcext:value-type="float">
            <text:p><text:s/>114,273 <text:s/></text:p>
          </table:table-cell>
          <table:table-cell table:style-name="ce44" office:value-type="float" office:value="94527.5555555556" calcext:value-type="float">
            <text:p><text:s/>94,528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16.4472" calcext:value-type="float">
            <text:p><text:s/>116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3.2" calcext:value-type="float">
            <text:p><text:s/>343 <text:s/></text:p>
          </table:table-cell>
          <table:table-cell table:style-name="ce44" office:value-type="float" office:value="2403916.66666667" calcext:value-type="float">
            <text:p><text:s/>2,403,91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790" calcext:value-type="float">
            <text:p><text:s/>19,790 <text:s/></text:p>
          </table:table-cell>
          <table:table-cell table:style-name="ce44" office:value-type="float" office:value="126426.973244444" calcext:value-type="float">
            <text:p><text:s/>126,427 <text:s/></text:p>
          </table:table-cell>
          <table:table-cell table:style-name="ce44" office:value-type="float" office:value="114273.293422222" calcext:value-type="float">
            <text:p><text:s/>114,273 <text:s/></text:p>
          </table:table-cell>
          <table:table-cell table:style-name="ce44" office:value-type="float" office:value="94527.5555555556" calcext:value-type="float">
            <text:p><text:s/>94,5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.2" calcext:value-type="float">
            <text:p><text:s/>343 <text:s/></text:p>
          </table:table-cell>
          <table:table-cell table:style-name="ce42" office:value-type="float" office:value="18280.6" calcext:value-type="float">
            <text:p><text:s/>18,2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431.8888888889" calcext:value-type="float">
            <text:p><text:s/>13,4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.866666666667" calcext:value-type="float">
            <text:p><text:s/>3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9.8" calcext:value-type="float">
            <text:p><text:s/>2,01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33.38888888889" calcext:value-type="float">
            <text:p><text:s/>5,43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1.8" calcext:value-type="float">
            <text:p><text:s/>7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.0555555555556" calcext:value-type="float">
            <text:p><text:s/>6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.266666666667" calcext:value-type="float">
            <text:p><text:s/>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.2222222222222" calcext:value-type="float">
            <text:p><text:s/>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.333333333333" calcext:value-type="float">
            <text:p><text:s/>1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.2777777777778" calcext:value-type="float">
            <text:p><text:s/>1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08.933333333333" calcext:value-type="float">
            <text:p><text:s/>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.1666666666667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.8" calcext:value-type="float">
            <text:p><text:s/>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8.3333333333333" calcext:value-type="float">
            <text:p><text:s/>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30.2" calcext:value-type="float">
            <text:p><text:s/>3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.9444444444444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4.133333333333" calcext:value-type="float">
            <text:p><text:s/>3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.9444444444444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24.133333333333" calcext:value-type="float">
            <text:p>( 32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4.9444444444444" calcext:value-type="float">
            <text:p>( 3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6.06666666666667" calcext:value-type="float">
            <text:p><text:s/>6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.2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0.166666666667" calcext:value-type="float">
            <text:p><text:s/>4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1.266666666667" calcext:value-type="float">
            <text:p><text:s/>2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0.944444444444444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47.53333333333" calcext:value-type="float">
            <text:p><text:s/>1,648 <text:s/>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6.666666666667" calcext:value-type="float">
            <text:p><text:s/>6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7.666666666667" calcext:value-type="float">
            <text:p><text:s/>4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9" calcext:value-type="float">
            <text:p><text:s/>1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6" calcext:value-type="float">
            <text:p>( 2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2.83333333333333" calcext:value-type="float">
            <text:p>( 3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9" calcext:value-type="float">
            <text:p>( 39 <text:s/>)</text:p>
          </table:table-cell>
          <table:table-cell table:number-columns-repeated="5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.2" calcext:value-type="float">
            <text:p><text:s/>343 <text:s/></text:p>
          </table:table-cell>
          <table:table-cell table:style-name="ce42" office:value-type="float" office:value="653.466666666667" calcext:value-type="float">
            <text:p><text:s/>6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50.88888888889" calcext:value-type="float">
            <text:p><text:s/>6,75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5.666666666667" calcext:value-type="float">
            <text:p><text:s/>51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702.72222222222" calcext:value-type="float">
            <text:p><text:s/>6,7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3.2" calcext:value-type="float">
            <text:p><text:s/>343 <text:s/></text:p>
          </table:table-cell>
          <table:table-cell table:style-name="ce42" office:value-type="float" office:value="137.8" calcext:value-type="float">
            <text:p><text:s/>1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8.1666666666667" calcext:value-type="float">
            <text:p><text:s/>4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43.2" calcext:value-type="float">
            <text:p>( 34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.6" calcext:value-type="float">
            <text:p><text:s/>57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9.111111111111" calcext:value-type="float">
            <text:p><text:s/>219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380.466666666667" calcext:value-type="float">
            <text:p><text:s/>380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82.53333333333" calcext:value-type="float">
            <text:p><text:s/>1,5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58.666666666667" calcext:value-type="float">
            <text:p><text:s/>15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602.73333333333" calcext:value-type="float">
            <text:p><text:s/>3,60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5.9444444444445" calcext:value-type="float">
            <text:p><text:s/>8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866666666667" calcext:value-type="float">
            <text:p><text:s/>13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.6111111111111" calcext:value-type="float">
            <text:p><text:s/>2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3.93333333333" calcext:value-type="float">
            <text:p><text:s/>1,55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6.33333333333" calcext:value-type="float">
            <text:p><text:s/>2,5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.66666666666667" calcext:value-type="float">
            <text:p><text:s/>6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9936.93333333" calcext:value-type="float">
            <text:p><text:s/>2,269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755.83333333333" calcext:value-type="float">
            <text:p><text:s/>3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68.7111111111" calcext:value-type="float">
            <text:p><text:s/>52,3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55.83333333333" calcext:value-type="float">
            <text:p><text:s/>3,75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68.7111111111" calcext:value-type="float">
            <text:p><text:s/>52,36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69936.93333333" calcext:value-type="float">
            <text:p><text:s/>2,269,93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50.93333333333" calcext:value-type="float">
            <text:p><text:s/>1,1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30.13333333333" calcext:value-type="float">
            <text:p><text:s/>1,1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.8" calcext:value-type="float">
            <text:p><text:s/>2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16.4472" calcext:value-type="float">
            <text:p><text:s/>1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548.2" calcext:value-type="float">
            <text:p><text:s/>114,54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34.1666666667" calcext:value-type="float">
            <text:p><text:s/>16,034 <text:s/></text:p>
          </table:table-cell>
          <table:table-cell table:style-name="ce42" office:value-type="float" office:value="126426.973244444" calcext:value-type="float">
            <text:p><text:s/>126,427 <text:s/></text:p>
          </table:table-cell>
          <table:table-cell table:style-name="ce42" office:value-type="float" office:value="61904.5823111111" calcext:value-type="float">
            <text:p><text:s/>61,905 <text:s/></text:p>
          </table:table-cell>
          <table:table-cell table:style-name="ce42" office:value-type="float" office:value="81088.1111111111" calcext:value-type="float">
            <text:p><text:s/>81,08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12.565626666667" calcext:value-type="float">
            <text:p><text:s/>11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0143.6111111111" calcext:value-type="float">
            <text:p><text:s/>40,14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3.066666666667" calcext:value-type="float">
            <text:p><text:s/>2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.2777777777778" calcext:value-type="float">
            <text:p><text:s/>9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89.666666666667" calcext:value-type="float">
            <text:p><text:s/>4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310.6" calcext:value-type="float">
            <text:p><text:s/>9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9.6" calcext:value-type="float">
            <text:p><text:s/>3,7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3.88157333333333" calcext:value-type="float">
            <text:p><text:s/>4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862.6666666667" calcext:value-type="float">
            <text:p><text:s/>87,8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034.1666666667" calcext:value-type="float">
            <text:p><text:s/>16,034 <text:s/></text:p>
          </table:table-cell>
          <table:table-cell table:style-name="ce42" office:value-type="float" office:value="126426.973244444" calcext:value-type="float">
            <text:p><text:s/>126,427 <text:s/></text:p>
          </table:table-cell>
          <table:table-cell table:style-name="ce42" office:value-type="float" office:value="61904.5823111111" calcext:value-type="float">
            <text:p><text:s/>61,905 <text:s/></text:p>
          </table:table-cell>
          <table:table-cell table:style-name="ce42" office:value-type="float" office:value="37954.3888888889" calcext:value-type="float">
            <text:p><text:s/>37,95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872.6" calcext:value-type="float">
            <text:p><text:s/>12,873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2890.94444444444" calcext:value-type="float">
            <text:p><text:s/>2,891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6071.33333333" calcext:value-type="float">
            <text:p><text:s/>2,316,0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16071.33333333" calcext:value-type="float">
            <text:p><text:s/>2,316,07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6071.33333333" calcext:value-type="float">
            <text:p>( 2,316,071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80183.911111111" calcext:value-type="float">
            <text:p><text:s/>180,184 <text:s/></text:p>
          </table:table-cell>
          <table:table-cell table:style-name="ce42" office:value-type="float" office:value="346428.044444444" calcext:value-type="float">
            <text:p><text:s/>346,4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968" calcext:value-type="float">
            <text:p><text:s/>83,96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09.3333333333" calcext:value-type="float">
            <text:p><text:s/>11,50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637" calcext:value-type="float">
            <text:p><text:s/>34,6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4296.35555555556" calcext:value-type="float">
            <text:p><text:s/>4,296 <text:s/></text:p>
          </table:table-cell>
          <table:table-cell table:style-name="ce42" office:value-type="float" office:value="1475753.6" calcext:value-type="float">
            <text:p><text:s/>1,475,7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9874.433267327" calcext:value-type="float">
            <text:p><text:s/>109,874 <text:s/></text:p>
          </table:table-cell>
          <table:table-cell table:style-name="ce42" office:value-type="float" office:value="255162.222222222" calcext:value-type="float">
            <text:p><text:s/>255,16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7471.304347826" calcext:value-type="float">
            <text:p><text:s/>157,47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58647.1111111111" calcext:value-type="float">
            <text:p><text:s/>58,647 <text:s/></text:p>
          </table:table-cell>
          <table:table-cell table:style-name="ce42" office:value-type="float" office:value="508732.4" calcext:value-type="float">
            <text:p><text:s/>508,7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41.33333333333" calcext:value-type="float">
            <text:p><text:s/>2,74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182839.555555555" calcext:value-type="float">
            <text:p><text:s/>182,840 <text:s/></text:p>
          </table:table-cell>
          <table:table-cell table:style-name="ce42" office:value-type="float" office:value="-447034.683760684" calcext:value-type="float">
            <text:p><text:s/>-447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906.7828382839" calcext:value-type="float">
            <text:p><text:s/>54,907 <text:s/></text:p>
          </table:table-cell>
          <table:table-cell table:style-name="ce42" office:value-type="float" office:value="2133.33333333333" calcext:value-type="float">
            <text:p><text:s/>2,133 <text:s/></text:p>
          </table:table-cell>
          <table:table-cell table:style-name="ce42" office:value-type="float" office:value="15011.9333333333" calcext:value-type="float">
            <text:p><text:s/>15,0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623.011111111" calcext:value-type="float">
            <text:p><text:s/>100,62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-65599.111111111" calcext:value-type="float">
            <text:p><text:s/>-65,599 <text:s/></text:p>
          </table:table-cell>
          <table:table-cell table:style-name="ce43" office:value-type="float" office:value="-1191023.27179487" calcext:value-type="float">
            <text:p><text:s/>-1,191,023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83554.5494389439" calcext:value-type="float">
            <text:p><text:s/>-83,555 <text:s/></text:p>
          </table:table-cell>
          <table:table-cell table:style-name="ce43" office:value-type="float" office:value="-257295.555555556" calcext:value-type="float">
            <text:p><text:s/>-257,296 <text:s/></text:p>
          </table:table-cell>
          <table:table-cell table:style-name="ce43" office:value-type="float" office:value="-3502.6" calcext:value-type="float">
            <text:p><text:s/>-3,503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23457.315458937" calcext:value-type="float">
            <text:p><text:s/>-223,45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77099.7333333333" calcext:value-type="float">
            <text:p><text:s/>77,100 <text:s/></text:p>
          </table:table-cell>
          <table:table-cell table:style-name="ce42" office:value-type="float" office:value="1119055.83931624" calcext:value-type="float">
            <text:p><text:s/>1,119,0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060.5222222222" calcext:value-type="float">
            <text:p><text:s/>10,06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131.0555555556" calcext:value-type="float">
            <text:p><text:s/>78,13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4884.4444444444" calcext:value-type="float">
            <text:p><text:s/>24,884 <text:s/></text:p>
          </table:table-cell>
          <table:table-cell table:style-name="ce42" office:value-type="float" office:value="1275252.88888889" calcext:value-type="float">
            <text:p><text:s/>1,275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4884.4444444444" calcext:value-type="float">
            <text:p><text:s/>24,884 <text:s/></text:p>
          </table:table-cell>
          <table:table-cell table:style-name="ce42" office:value-type="float" office:value="1275252.88888889" calcext:value-type="float">
            <text:p><text:s/>1,275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126322.22222222" calcext:value-type="float">
            <text:p><text:s/>3,126,322 <text:s/></text:p>
          </table:table-cell>
          <table:table-cell table:style-name="ce42" office:value-type="float" office:value="9301720.31111111" calcext:value-type="float">
            <text:p><text:s/>9,301,7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878.415841584" calcext:value-type="float">
            <text:p><text:s/>286,878 <text:s/></text:p>
          </table:table-cell>
          <table:table-cell table:style-name="ce42" office:value-type="float" office:value="658448.888888889" calcext:value-type="float">
            <text:p><text:s/>658,449 <text:s/></text:p>
          </table:table-cell>
          <table:table-cell table:style-name="ce42" office:value-type="float" office:value="37232.8777777778" calcext:value-type="float">
            <text:p><text:s/>37,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80690.462028985" calcext:value-type="float">
            <text:p><text:s/>980,690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109919.42133333" calcext:value-type="float">
            <text:p><text:s/>3,109,919 <text:s/></text:p>
          </table:table-cell>
          <table:table-cell table:style-name="ce42" office:value-type="float" office:value="9301720.31111111" calcext:value-type="float">
            <text:p><text:s/>9,301,72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6878.415841584" calcext:value-type="float">
            <text:p><text:s/>286,878 <text:s/></text:p>
          </table:table-cell>
          <table:table-cell table:style-name="ce42" office:value-type="float" office:value="658448.888888889" calcext:value-type="float">
            <text:p><text:s/>658,449 <text:s/></text:p>
          </table:table-cell>
          <table:table-cell table:style-name="ce42" office:value-type="float" office:value="37232.8777777778" calcext:value-type="float">
            <text:p><text:s/>37,23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8412.544695652" calcext:value-type="float">
            <text:p><text:s/>968,41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6402.8008888889" calcext:value-type="float">
            <text:p><text:s/>16,40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12277.9173333333" calcext:value-type="float">
            <text:p><text:s/>12,27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0455.8222222222" calcext:value-type="float">
            <text:p><text:s/>30,456 <text:s/></text:p>
          </table:table-cell>
          <table:table-cell table:style-name="ce42" office:value-type="float" office:value="1104921.02222222" calcext:value-type="float">
            <text:p><text:s/>1,104,9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99.466666666667" calcext:value-type="float">
            <text:p><text:s/>199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834.31111111111" calcext:value-type="float">
            <text:p><text:s/>1,834 <text:s/></text:p>
          </table:table-cell>
          <table:table-cell table:style-name="ce42" office:value-type="float" office:value="160960.133333333" calcext:value-type="float">
            <text:p><text:s/>160,9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11.7333333333333" calcext:value-type="float">
            <text:p><text:s/>1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28071.0222222222" calcext:value-type="float">
            <text:p><text:s/>28,071 <text:s/></text:p>
          </table:table-cell>
          <table:table-cell table:style-name="ce42" office:value-type="float" office:value="943960.888888889" calcext:value-type="float">
            <text:p><text:s/>943,9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339.288888888889" calcext:value-type="float">
            <text:p><text:s/>33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928283.11111111" calcext:value-type="float">
            <text:p><text:s/>2,928,283 <text:s/></text:p>
          </table:table-cell>
          <table:table-cell table:style-name="ce44" office:value-type="float" office:value="4611467.28888889" calcext:value-type="float">
            <text:p><text:s/>4,611,4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03323.86640264" calcext:value-type="float">
            <text:p><text:s/>203,324 <text:s/></text:p>
          </table:table-cell>
          <table:table-cell table:style-name="ce44" office:value-type="float" office:value="401153.333333333" calcext:value-type="float">
            <text:p><text:s/>401,153 <text:s/></text:p>
          </table:table-cell>
          <table:table-cell table:style-name="ce44" office:value-type="float" office:value="23669.7555555556" calcext:value-type="float">
            <text:p><text:s/>23,67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79102.091014493" calcext:value-type="float">
            <text:p><text:s/>679,102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928283.11111111" calcext:value-type="float">
            <text:p><text:s/>2,928,283 <text:s/></text:p>
          </table:table-cell>
          <table:table-cell table:style-name="ce44" office:value-type="float" office:value="4611467.28888889" calcext:value-type="float">
            <text:p><text:s/>4,611,467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24547.644444444" calcext:value-type="float">
            <text:p><text:s/>224,548 <text:s/></text:p>
          </table:table-cell>
          <table:table-cell table:style-name="ce42" office:value-type="float" office:value="3816380.8" calcext:value-type="float">
            <text:p><text:s/>3,816,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0251.4666666667" calcext:value-type="float">
            <text:p><text:s/>30,251 <text:s/></text:p>
          </table:table-cell>
          <table:table-cell table:style-name="ce42" office:value-type="float" office:value="31062.2666666667" calcext:value-type="float">
            <text:p><text:s/>31,0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9480" calcext:value-type="float">
            <text:p><text:s/>29,480 <text:s/></text:p>
          </table:table-cell>
          <table:table-cell table:style-name="ce42" office:value-type="float" office:value="386252.8" calcext:value-type="float">
            <text:p><text:s/>386,2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2406.0444444444" calcext:value-type="float">
            <text:p><text:s/>12,406 <text:s/></text:p>
          </table:table-cell>
          <table:table-cell table:style-name="ce42" office:value-type="float" office:value="788398.088888889" calcext:value-type="float">
            <text:p><text:s/>788,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253.244444444444" calcext:value-type="float">
            <text:p><text:s/>253 <text:s/></text:p>
          </table:table-cell>
          <table:table-cell table:style-name="ce42" office:value-type="float" office:value="31230.9333333333" calcext:value-type="float">
            <text:p><text:s/>31,2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392.62222222222" calcext:value-type="float">
            <text:p><text:s/>2,393 <text:s/></text:p>
          </table:table-cell>
          <table:table-cell table:style-name="ce42" office:value-type="float" office:value="7495.95555555556" calcext:value-type="float">
            <text:p><text:s/>7,4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033.86666666667" calcext:value-type="float">
            <text:p><text:s/>6,034 <text:s/></text:p>
          </table:table-cell>
          <table:table-cell table:style-name="ce42" office:value-type="float" office:value="392492.444444444" calcext:value-type="float">
            <text:p><text:s/>392,4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684.444444444445" calcext:value-type="float">
            <text:p><text:s/>684 <text:s/></text:p>
          </table:table-cell>
          <table:table-cell table:style-name="ce42" office:value-type="float" office:value="796.311111111111" calcext:value-type="float">
            <text:p><text:s/>7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1511.64444444444" calcext:value-type="float">
            <text:p><text:s/>1,512 <text:s/></text:p>
          </table:table-cell>
          <table:table-cell table:style-name="ce42" office:value-type="float" office:value="142182.933333333" calcext:value-type="float">
            <text:p><text:s/>142,1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365.95555555556" calcext:value-type="float">
            <text:p><text:s/>1,366 <text:s/></text:p>
          </table:table-cell>
          <table:table-cell table:style-name="ce42" office:value-type="float" office:value="136687.466666667" calcext:value-type="float">
            <text:p><text:s/>136,6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1365.95555555556" calcext:value-type="float">
            <text:p>( 1,366 <text:s/>)</text:p>
          </table:table-cell>
          <table:table-cell table:style-name="ce45" office:value-type="float" office:value="136687.466666667" calcext:value-type="float">
            <text:p>( 136,687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45.688888888889" calcext:value-type="float">
            <text:p><text:s/>146 <text:s/></text:p>
          </table:table-cell>
          <table:table-cell table:style-name="ce46" office:value-type="float" office:value="5495.46666666667" calcext:value-type="float">
            <text:p><text:s/>5,49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606.222222222222" calcext:value-type="float">
            <text:p><text:s/>606 <text:s/></text:p>
          </table:table-cell>
          <table:table-cell table:style-name="ce42" office:value-type="float" office:value="73389.4222222222" calcext:value-type="float">
            <text:p><text:s/>73,38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564.177777777778" calcext:value-type="float">
            <text:p><text:s/>564 <text:s/></text:p>
          </table:table-cell>
          <table:table-cell table:style-name="ce42" office:value-type="float" office:value="108853.377777778" calcext:value-type="float">
            <text:p><text:s/>108,85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6690.6666666667" calcext:value-type="float">
            <text:p><text:s/>16,691 <text:s/></text:p>
          </table:table-cell>
          <table:table-cell table:style-name="ce46" office:value-type="float" office:value="782488.622222222" calcext:value-type="float">
            <text:p><text:s/>782,489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8040.7111111111" calcext:value-type="float">
            <text:p><text:s/>28,041 <text:s/></text:p>
          </table:table-cell>
          <table:table-cell table:style-name="ce42" office:value-type="float" office:value="423476" calcext:value-type="float">
            <text:p><text:s/>423,47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1956.2666666667" calcext:value-type="float">
            <text:p><text:s/>11,956 <text:s/></text:p>
          </table:table-cell>
          <table:table-cell table:style-name="ce42" office:value-type="float" office:value="27043.9111111111" calcext:value-type="float">
            <text:p><text:s/>27,0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6084.4444444444" calcext:value-type="float">
            <text:p><text:s/>16,084 <text:s/></text:p>
          </table:table-cell>
          <table:table-cell table:style-name="ce42" office:value-type="float" office:value="396432.088888889" calcext:value-type="float">
            <text:p><text:s/>396,4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1939.91111111111" calcext:value-type="float">
            <text:p>( 1,940 <text:s/>)</text:p>
          </table:table-cell>
          <table:table-cell table:style-name="ce45" office:value-type="float" office:value="19883.2444444444" calcext:value-type="float">
            <text:p>( 19,883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671.28888888889" calcext:value-type="float">
            <text:p>( 2,671 <text:s/>)</text:p>
          </table:table-cell>
          <table:table-cell table:style-name="ce47" office:value-type="float" office:value="170527.111111111" calcext:value-type="float">
            <text:p>( 170,52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7883.5555555556" calcext:value-type="float">
            <text:p><text:s/>17,884 <text:s/></text:p>
          </table:table-cell>
          <table:table-cell table:style-name="ce42" office:value-type="float" office:value="420610.711111111" calcext:value-type="float">
            <text:p><text:s/>420,6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5364.8" calcext:value-type="float">
            <text:p><text:s/>15,365 <text:s/></text:p>
          </table:table-cell>
          <table:table-cell table:style-name="ce42" office:value-type="float" office:value="385599.6" calcext:value-type="float">
            <text:p><text:s/>385,6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518.75555555556" calcext:value-type="float">
            <text:p><text:s/>2,519 <text:s/></text:p>
          </table:table-cell>
          <table:table-cell table:style-name="ce42" office:value-type="float" office:value="35011.1111111111" calcext:value-type="float">
            <text:p><text:s/>35,0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20.4444444444444" calcext:value-type="float">
            <text:p>( 2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180.26666666667" calcext:value-type="float">
            <text:p><text:s/>5,180 <text:s/></text:p>
          </table:table-cell>
          <table:table-cell table:style-name="ce42" office:value-type="float" office:value="86351.2" calcext:value-type="float">
            <text:p><text:s/>86,3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5537.15555555556" calcext:value-type="float">
            <text:p><text:s/>5,537 <text:s/></text:p>
          </table:table-cell>
          <table:table-cell table:style-name="ce46" office:value-type="float" office:value="13770.3555555556" calcext:value-type="float">
            <text:p><text:s/>13,770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239.64444444444" calcext:value-type="float">
            <text:p><text:s/>4,240 <text:s/></text:p>
          </table:table-cell>
          <table:table-cell table:style-name="ce42" office:value-type="float" office:value="47603.8666666667" calcext:value-type="float">
            <text:p><text:s/>47,6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7077.15555555556" calcext:value-type="float">
            <text:p><text:s/>7,077 <text:s/></text:p>
          </table:table-cell>
          <table:table-cell table:style-name="ce42" office:value-type="float" office:value="16586.5777777778" calcext:value-type="float">
            <text:p><text:s/>16,5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054.04444444444" calcext:value-type="float">
            <text:p><text:s/>1,054 <text:s/></text:p>
          </table:table-cell>
          <table:table-cell table:style-name="ce42" office:value-type="float" office:value="19556.1333333333" calcext:value-type="float">
            <text:p><text:s/>19,5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649.244444444444" calcext:value-type="float">
            <text:p><text:s/>649 <text:s/></text:p>
          </table:table-cell>
          <table:table-cell table:style-name="ce42" office:value-type="float" office:value="114.488888888889" calcext:value-type="float">
            <text:p><text:s/>1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4011.4666666667" calcext:value-type="float">
            <text:p><text:s/>54,011 <text:s/></text:p>
          </table:table-cell>
          <table:table-cell table:style-name="ce42" office:value-type="float" office:value="43668.3111111111" calcext:value-type="float">
            <text:p><text:s/>43,6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813544.08888889" calcext:value-type="float">
            <text:p><text:s/>1,813,544 <text:s/></text:p>
          </table:table-cell>
          <table:table-cell table:style-name="ce42" office:value-type="float" office:value="191133.066666667" calcext:value-type="float">
            <text:p><text:s/>191,1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762247.91111111" calcext:value-type="float">
            <text:p><text:s/>1,762,24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057.1555555556" calcext:value-type="float">
            <text:p><text:s/>42,05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9239.02222222222" calcext:value-type="float">
            <text:p><text:s/>9,239 <text:s/></text:p>
          </table:table-cell>
          <table:table-cell table:style-name="ce42" office:value-type="float" office:value="191133.066666667" calcext:value-type="float">
            <text:p><text:s/>191,1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31694.311111111" calcext:value-type="float">
            <text:p><text:s/>631,694 <text:s/></text:p>
          </table:table-cell>
          <table:table-cell table:style-name="ce42" office:value-type="float" office:value="302784.266666667" calcext:value-type="float">
            <text:p><text:s/>302,7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4261.15555555556" calcext:value-type="float">
            <text:p><text:s/>4,261 <text:s/></text:p>
          </table:table-cell>
          <table:table-cell table:style-name="ce42" office:value-type="float" office:value="3039.06666666667" calcext:value-type="float">
            <text:p><text:s/>3,0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27433.155555556" calcext:value-type="float">
            <text:p><text:s/>627,433 <text:s/></text:p>
          </table:table-cell>
          <table:table-cell table:style-name="ce43" office:value-type="float" office:value="299745.2" calcext:value-type="float">
            <text:p><text:s/>299,745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58497.066666667" calcext:value-type="float">
            <text:p><text:s/>258,497 <text:s/></text:p>
          </table:table-cell>
          <table:table-cell table:style-name="ce42" office:value-type="float" office:value="301169.155555556" calcext:value-type="float">
            <text:p><text:s/>301,1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7384.17777777778" calcext:value-type="float">
            <text:p><text:s/>7,384 <text:s/></text:p>
          </table:table-cell>
          <table:table-cell table:style-name="ce42" office:value-type="float" office:value="40331.7777777778" calcext:value-type="float">
            <text:p><text:s/>40,33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7386.13333333333" calcext:value-type="float">
            <text:p><text:s/>7,386 <text:s/></text:p>
          </table:table-cell>
          <table:table-cell table:style-name="ce42" office:value-type="float" office:value="3644.22222222222" calcext:value-type="float">
            <text:p><text:s/>3,6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29787.0222222222" calcext:value-type="float">
            <text:p><text:s/>29,787 <text:s/></text:p>
          </table:table-cell>
          <table:table-cell table:style-name="ce42" office:value-type="float" office:value="46" calcext:value-type="float">
            <text:p><text:s/>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783.28888888889" calcext:value-type="float">
            <text:p><text:s/>4,783 <text:s/></text:p>
          </table:table-cell>
          <table:table-cell table:style-name="ce42" office:value-type="float" office:value="2397.11111111111" calcext:value-type="float">
            <text:p><text:s/>2,3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5680.88888888889" calcext:value-type="float">
            <text:p><text:s/>5,681 <text:s/></text:p>
          </table:table-cell>
          <table:table-cell table:style-name="ce42" office:value-type="float" office:value="4916.88888888889" calcext:value-type="float">
            <text:p><text:s/>4,91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8747.555555556" calcext:value-type="float">
            <text:p><text:s/>178,748 <text:s/></text:p>
          </table:table-cell>
          <table:table-cell table:style-name="ce42" office:value-type="float" office:value="211814.666666667" calcext:value-type="float">
            <text:p><text:s/>211,8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24728" calcext:value-type="float">
            <text:p><text:s/>24,728 <text:s/></text:p>
          </table:table-cell>
          <table:table-cell table:style-name="ce43" office:value-type="float" office:value="38018.4888888889" calcext:value-type="float">
            <text:p><text:s/>38,018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323.86640264" calcext:value-type="float">
            <text:p><text:s/>203,324 <text:s/></text:p>
          </table:table-cell>
          <table:table-cell table:style-name="ce42" office:value-type="float" office:value="401153.333333333" calcext:value-type="float">
            <text:p><text:s/>401,153 <text:s/></text:p>
          </table:table-cell>
          <table:table-cell table:style-name="ce42" office:value-type="float" office:value="23669.7555555556" calcext:value-type="float">
            <text:p><text:s/>23,6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9102.091014493" calcext:value-type="float">
            <text:p><text:s/>679,1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3323.86640264" calcext:value-type="float">
            <text:p><text:s/>203,324 <text:s/></text:p>
          </table:table-cell>
          <table:table-cell table:style-name="ce42" office:value-type="float" office:value="401153.333333333" calcext:value-type="float">
            <text:p><text:s/>401,153 <text:s/></text:p>
          </table:table-cell>
          <table:table-cell table:style-name="ce42" office:value-type="float" office:value="23669.7555555556" calcext:value-type="float">
            <text:p><text:s/>23,67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9102.091014493" calcext:value-type="float">
            <text:p><text:s/>679,102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99393.9745131636" calcext:value-type="float">
            <text:p><text:s/>99,394 <text:s/></text:p>
          </table:table-cell>
          <table:table-cell table:style-name="ce42" office:value-type="float" office:value="5140909.80148684" calcext:value-type="float">
            <text:p><text:s/>5,140,9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99393.9745131636" calcext:value-type="float">
            <text:p><text:s/>99,394 <text:s/></text:p>
          </table:table-cell>
          <table:table-cell table:style-name="ce42" office:value-type="float" office:value="5140909.80148684" calcext:value-type="float">
            <text:p><text:s/>5,140,9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194126.3" calcext:value-type="float">
            <text:p><text:s/>1,194,126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65110.4" calcext:value-type="float">
            <text:p><text:s/>165,11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1029015.9" calcext:value-type="float">
            <text:p><text:s/>1,029,01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62198.1" calcext:value-type="float">
            <text:p><text:s/>62,1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62198.1" calcext:value-type="float">
            <text:p><text:s/>62,1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966817.8" calcext:value-type="float">
            <text:p><text:s/>966,81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68651.4" calcext:value-type="float">
            <text:p><text:s/>668,651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93372.2" calcext:value-type="float">
            <text:p><text:s/>193,3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55.6" calcext:value-type="float">
            <text:p><text:s/>2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406.7" calcext:value-type="float">
            <text:p><text:s/>1,40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39.8" calcext:value-type="float">
            <text:p><text:s/>74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16.2" calcext:value-type="float">
            <text:p><text:s/>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62.1" calcext:value-type="float">
            <text:p><text:s/>6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.9" calcext:value-type="float">
            <text:p><text:s/>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1.8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31839.3" calcext:value-type="float">
            <text:p><text:s/>31,8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31156.2" calcext:value-type="float">
            <text:p><text:s/>31,1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31156.2" calcext:value-type="float">
            <text:p>( 31,156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229.5" calcext:value-type="float">
            <text:p><text:s/>2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453.6" calcext:value-type="float">
            <text:p><text:s/>4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897.3" calcext:value-type="float">
            <text:p><text:s/>89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95.4" calcext:value-type="float">
            <text:p><text:s/>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131591.7" calcext:value-type="float">
            <text:p><text:s/>131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131591.7" calcext:value-type="float">
            <text:p><text:s/>131,5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72384.3" calcext:value-type="float">
            <text:p>( 72,384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5356.5" calcext:value-type="float">
            <text:p>( 35,357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1101.6" calcext:value-type="float">
            <text:p><text:s/>1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1101.6" calcext:value-type="float">
            <text:p><text:s/>1,1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021.5" calcext:value-type="float">
            <text:p><text:s/>1,0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981" calcext:value-type="float">
            <text:p><text:s/>98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2433.6" calcext:value-type="float">
            <text:p><text:s/>2,43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20927.7" calcext:value-type="float">
            <text:p><text:s/>20,9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1583.2" calcext:value-type="float">
            <text:p><text:s/>81,5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0735.5" calcext:value-type="float">
            <text:p><text:s/>70,73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7704" calcext:value-type="float">
            <text:p><text:s/>7,7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143.7" calcext:value-type="float">
            <text:p><text:s/>3,14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393696" calcext:value-type="float">
            <text:p><text:s/>393,696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98166.4" calcext:value-type="float">
            <text:p><text:s/>298,1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98166.4" calcext:value-type="float">
            <text:p><text:s/>298,1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73441.286266667" calcext:value-type="float">
            <text:p><text:s/>573,441 <text:s/></text:p>
          </table:table-cell>
          <table:table-cell table:style-name="ce41" office:value-type="float" office:value="2824.50755555556" calcext:value-type="float">
            <text:p><text:s/>2,825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317987.16" calcext:value-type="float">
            <text:p><text:s/>8,317,9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317987.16" calcext:value-type="float">
            <text:p><text:s/>8,317,987 <text:s/></text:p>
          </table:table-cell>
          <table:table-cell table:style-name="ce43" office:value-type="float" office:value="573441.286266667" calcext:value-type="float">
            <text:p><text:s/>573,441 <text:s/></text:p>
          </table:table-cell>
          <table:table-cell table:style-name="ce43" office:value-type="float" office:value="2824.50755555556" calcext:value-type="float">
            <text:p><text:s/>2,825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0.000000000023" calcext:value-type="float">
            <text:p><text:s/>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28.525653048618" calcext:value-type="float">
            <text:p><text:s/>1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317987.16" calcext:value-type="float">
            <text:p><text:s/>8,317,987 <text:s/></text:p>
          </table:table-cell>
          <table:table-cell table:style-name="ce42" office:value-type="float" office:value="661831.035155556" calcext:value-type="float">
            <text:p><text:s/>661,831 <text:s/></text:p>
          </table:table-cell>
          <table:table-cell table:style-name="ce42" office:value-type="float" office:value="2824.50755555556" calcext:value-type="float">
            <text:p><text:s/>2,8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317987.16" calcext:value-type="float">
            <text:p><text:s/>8,317,987 <text:s/></text:p>
          </table:table-cell>
          <table:table-cell table:style-name="ce42" office:value-type="float" office:value="661831.035155556" calcext:value-type="float">
            <text:p><text:s/>661,831 <text:s/></text:p>
          </table:table-cell>
          <table:table-cell table:style-name="ce42" office:value-type="float" office:value="2824.50755555556" calcext:value-type="float">
            <text:p><text:s/>2,8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389.7488888889" calcext:value-type="float">
            <text:p><text:s/>88,3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08757.11559111" calcext:value-type="float">
            <text:p><text:s/>5,308,7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8389.7488888889" calcext:value-type="float">
            <text:p><text:s/>88,3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08757.11559111" calcext:value-type="float">
            <text:p><text:s/>5,308,7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2623.249464444" calcext:value-type="float">
            <text:p><text:s/>512,6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096.3869666667" calcext:value-type="float">
            <text:p><text:s/>15,0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1.974971111111" calcext:value-type="float">
            <text:p><text:s/>35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227.80079111111" calcext:value-type="float">
            <text:p><text:s/>8,22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5746.506057778" calcext:value-type="float">
            <text:p><text:s/>105,7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4147.245122222" calcext:value-type="float">
            <text:p><text:s/>264,14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053.335555556" calcext:value-type="float">
            <text:p><text:s/>119,05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74718.67893584" calcext:value-type="float">
            <text:p><text:s/>274,71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21286.66153778" calcext:value-type="float">
            <text:p><text:s/>4,521,2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4521286.66153778" calcext:value-type="float">
            <text:p><text:s/>4,521,28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751365.06104444" calcext:value-type="float">
            <text:p><text:s/>2,751,3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91.4322844444" calcext:value-type="float">
            <text:p><text:s/>26,2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2484.312017778" calcext:value-type="float">
            <text:p><text:s/>152,4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9968.382335556" calcext:value-type="float">
            <text:p><text:s/>499,96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07.0712844444" calcext:value-type="float">
            <text:p><text:s/>10,7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781.02158" calcext:value-type="float">
            <text:p><text:s/>55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7016.1323" calcext:value-type="float">
            <text:p><text:s/>167,01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142.14763111111" calcext:value-type="float">
            <text:p><text:s/>9,14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19428.841977778" calcext:value-type="float">
            <text:p><text:s/>519,4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1896.667786667" calcext:value-type="float">
            <text:p><text:s/>141,89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0609.820411111" calcext:value-type="float">
            <text:p>( 120,610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1286.8473755556" calcext:value-type="float">
            <text:p>( 21,287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7582.143195556" calcext:value-type="float">
            <text:p><text:s/>207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950.030995556" calcext:value-type="float">
            <text:p><text:s/>169,9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673.4623688889" calcext:value-type="float">
            <text:p><text:s/>86,6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8790.0285266667" calcext:value-type="float">
            <text:p><text:s/>38,7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16165.929511111" calcext:value-type="float">
            <text:p><text:s/>116,16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4628.762044444" calcext:value-type="float">
            <text:p><text:s/>244,62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5462.006615556" calcext:value-type="float">
            <text:p><text:s/>165,46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9166.7554288889" calcext:value-type="float">
            <text:p><text:s/>79,16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287.925984444" calcext:value-type="float">
            <text:p><text:s/>330,28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5813.46302" calcext:value-type="float">
            <text:p><text:s/>315,8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74.4629644444" calcext:value-type="float">
            <text:p><text:s/>14,47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5979.21249333333" calcext:value-type="float">
            <text:p>( 5,97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874.641691111" calcext:value-type="float">
            <text:p><text:s/>129,8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64283.50704" calcext:value-type="float">
            <text:p><text:s/>64,2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423.308862222" calcext:value-type="float">
            <text:p><text:s/>156,4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436.6177311111" calcext:value-type="float">
            <text:p><text:s/>49,4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5413.0992066667" calcext:value-type="float">
            <text:p><text:s/>35,41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4090.8251666667" calcext:value-type="float">
            <text:p><text:s/>54,0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77.6115" calcext:value-type="float">
            <text:p><text:s/>4,4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42.8548955556" calcext:value-type="float">
            <text:p><text:s/>22,7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742.8548955556" calcext:value-type="float">
            <text:p><text:s/>22,74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7480.027933333" calcext:value-type="float">
            <text:p><text:s/>107,4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323.2234755556" calcext:value-type="float">
            <text:p><text:s/>17,32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90156.8044577778" calcext:value-type="float">
            <text:p><text:s/>90,15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71578.1237" calcext:value-type="float">
            <text:p><text:s/>671,5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702.4109149445" calcext:value-type="float">
            <text:p><text:s/>74,70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141.2115609776" calcext:value-type="float">
            <text:p><text:s/>31,1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79.6826511111" calcext:value-type="float">
            <text:p><text:s/>14,3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82.1649688889" calcext:value-type="float">
            <text:p><text:s/>14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63.60506" calcext:value-type="float">
            <text:p><text:s/>22,46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873.4435181216" calcext:value-type="float">
            <text:p><text:s/>16,87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831.13405254849" calcext:value-type="float">
            <text:p><text:s/>6,83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5256.3243622967" calcext:value-type="float">
            <text:p><text:s/>95,25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19441.391731111" calcext:value-type="float">
            <text:p><text:s/>119,44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275906.75488" calcext:value-type="float">
            <text:p><text:s/>275,9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968120.593964444" calcext:value-type="float">
            <text:p><text:s/>968,12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8726740" calcext:value-type="float">
            <text:p><text:s/>28,726,740 <text:s/></text:p>
          </table:table-cell>
          <table:table-cell table:style-name="ce42" office:value-type="float" office:value="6926138.74" calcext:value-type="float">
            <text:p><text:s/>6,926,139 <text:s/></text:p>
          </table:table-cell>
          <table:table-cell table:style-name="ce42" office:value-type="float" office:value="2955.88" calcext:value-type="float">
            <text:p><text:s/>2,9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8726740" calcext:value-type="float">
            <text:p><text:s/>28,726,740 <text:s/></text:p>
          </table:table-cell>
          <table:table-cell table:style-name="ce42" office:value-type="float" office:value="6926138.74" calcext:value-type="float">
            <text:p><text:s/>6,926,139 <text:s/></text:p>
          </table:table-cell>
          <table:table-cell table:style-name="ce42" office:value-type="float" office:value="2955.88" calcext:value-type="float">
            <text:p><text:s/>2,9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4年(西元1985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3104356.94048767" calcext:value-type="float">
            <text:p><text:s/>3,104,357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884583.6617778" calcext:value-type="float">
            <text:p><text:s/>35,884,584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4749.80428182" calcext:value-type="float">
            <text:p><text:s/>2,094,750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0120.844444445" calcext:value-type="float">
            <text:p><text:s/>570,121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1693.511111111" calcext:value-type="float">
            <text:p><text:s/>321,694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10808.8707680605" calcext:value-type="float">
            <text:p><text:s/>-10,809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6013185.3131961" calcext:value-type="float">
            <text:p><text:s/>36,013,185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5326.19442735" calcext:value-type="float">
            <text:p><text:s/>2,565,326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3.125653048647" calcext:value-type="float">
            <text:p><text:s/>43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112453.257078" calcext:value-type="float">
            <text:p><text:s/>37,112,453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8949.07666667" calcext:value-type="float">
            <text:p><text:s/>1,948,949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13487.4206" calcext:value-type="float">
            <text:p><text:s/>1,213,487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20659.5" calcext:value-type="float">
            <text:p><text:s/>20,020,660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91738.2516" calcext:value-type="float">
            <text:p><text:s/>13,591,738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37619.008211333" calcext:value-type="float">
            <text:p><text:s/>337,619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417812.7835883" calcext:value-type="float">
            <text:p><text:s/>30,417,813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430616.1622239" calcext:value-type="float">
            <text:p><text:s/>28,430,616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987196.62136444" calcext:value-type="float">
            <text:p><text:s/>1,987,197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02545.36600822" calcext:value-type="float">
            <text:p><text:s/>3,102,545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711.9258555556" calcext:value-type="float">
            <text:p><text:s/>19,712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8701.361637778" calcext:value-type="float">
            <text:p><text:s/>248,701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7267.110099333" calcext:value-type="float">
            <text:p><text:s/>177,267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41.26745777778" calcext:value-type="float">
            <text:p><text:s/>8,241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259862.33139111" calcext:value-type="float">
            <text:p><text:s/>2,259,862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9192.811788889" calcext:value-type="float">
            <text:p><text:s/>269,193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9053.335555556" calcext:value-type="float">
            <text:p><text:s/>119,053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515.222222222222" calcext:value-type="float">
            <text:p><text:s/>515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600686.66503484" calcext:value-type="float">
            <text:p><text:s/>600,687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3049943.488583" calcext:value-type="float">
            <text:p><text:s/>23,049,943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9128456.7089437" calcext:value-type="float">
            <text:p><text:s/>19,128,457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41286.04222811" calcext:value-type="float">
            <text:p><text:s/>9,541,286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125.18784" calcext:value-type="float">
            <text:p><text:s/>105,125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7947.16824" calcext:value-type="float">
            <text:p><text:s/>587,947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6646.19544667" calcext:value-type="float">
            <text:p><text:s/>1,306,646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485.9619511111" calcext:value-type="float">
            <text:p><text:s/>42,486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7866.8460244445" calcext:value-type="float">
            <text:p><text:s/>67,867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60458.709411111" calcext:value-type="float">
            <text:p><text:s/>660,459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394.79652" calcext:value-type="float">
            <text:p><text:s/>11,395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4779.05308889" calcext:value-type="float">
            <text:p><text:s/>1,024,779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695.052231111" calcext:value-type="float">
            <text:p><text:s/>389,695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27612.755966667" calcext:value-type="float">
            <text:p>( 327,613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40795.4488888889" calcext:value-type="float">
            <text:p>( 40,795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286.8473755556" calcext:value-type="float">
            <text:p>( 21,287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5153.256528889" calcext:value-type="float">
            <text:p><text:s/>375,153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2818.309884444" calcext:value-type="float">
            <text:p><text:s/>242,818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7112.4344444444" calcext:value-type="float">
            <text:p><text:s/>17,112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2689.831257778" calcext:value-type="float">
            <text:p><text:s/>162,690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568.776971111" calcext:value-type="float">
            <text:p><text:s/>149,569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19312.1704" calcext:value-type="float">
            <text:p><text:s/>919,312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9439.20715556" calcext:value-type="float">
            <text:p><text:s/>2,529,439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33439.36328222" calcext:value-type="float">
            <text:p><text:s/>1,533,439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5999.843873333" calcext:value-type="float">
            <text:p><text:s/>996,000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9223.9915555555" calcext:value-type="float">
            <text:p>( 99,224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11096.681333333" calcext:value-type="float">
            <text:p>( 211,097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6983.24627922" calcext:value-type="float">
            <text:p><text:s/>1,086,983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30174.83798144" calcext:value-type="float">
            <text:p><text:s/>1,030,175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808.4082977778" calcext:value-type="float">
            <text:p><text:s/>56,808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6342.85693777778" calcext:value-type="float">
            <text:p>( 6,343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9399.468802222" calcext:value-type="float">
            <text:p><text:s/>249,399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91298.5661511111" calcext:value-type="float">
            <text:p><text:s/>91,299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990.693306667" calcext:value-type="float">
            <text:p><text:s/>214,991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252.8501755555" calcext:value-type="float">
            <text:p><text:s/>78,253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549.4320955555" calcext:value-type="float">
            <text:p><text:s/>91,549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408.4918333333" calcext:value-type="float">
            <text:p><text:s/>56,408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689.389277778" calcext:value-type="float">
            <text:p><text:s/>104,689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53804.96600667" calcext:value-type="float">
            <text:p><text:s/>4,353,805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6124.5444444444" calcext:value-type="float">
            <text:p><text:s/>56,125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32184.84444444" calcext:value-type="float">
            <text:p><text:s/>4,032,185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123.4882288889" calcext:value-type="float">
            <text:p><text:s/>65,123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0372.088888889" calcext:value-type="float">
            <text:p><text:s/>200,372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43140.00015556" calcext:value-type="float">
            <text:p><text:s/>1,043,140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780.2623644444" calcext:value-type="float">
            <text:p><text:s/>25,780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17359.73779111" calcext:value-type="float">
            <text:p><text:s/>1,017,360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80026.65258889" calcext:value-type="float">
            <text:p><text:s/>1,780,027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702.4109149445" calcext:value-type="float">
            <text:p><text:s/>74,702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9974.266227644" calcext:value-type="float">
            <text:p><text:s/>189,974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978.1604288889" calcext:value-type="float">
            <text:p><text:s/>25,978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4904.8538577778" calcext:value-type="float">
            <text:p><text:s/>44,905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8956.4939488889" calcext:value-type="float">
            <text:p><text:s/>38,956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230.8212958994" calcext:value-type="float">
            <text:p><text:s/>31,231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31.13405254849" calcext:value-type="float">
            <text:p><text:s/>6,831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5256.3243622967" calcext:value-type="float">
            <text:p><text:s/>95,256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4490.94262" calcext:value-type="float">
            <text:p><text:s/>864,491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07701.24488" calcext:value-type="float">
            <text:p><text:s/>407,701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410199.04796444" calcext:value-type="float">
            <text:p><text:s/>2,410,199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1486.77963935" calcext:value-type="float">
            <text:p><text:s/>3,921,487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1486.77963935" calcext:value-type="float">
            <text:p><text:s/>3,921,487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316071.33333333" calcext:value-type="float">
            <text:p>( 2,316,071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5648.412" calcext:value-type="float">
            <text:p><text:s/>54,805,648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805648.412" calcext:value-type="float">
            <text:p><text:s/>54,805,648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